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style:font-name="Arial1" fo:font-size="10pt" officeooo:rsid="00380a3f" officeooo:paragraph-rsid="00380a3f" style:font-size-asian="10pt" style:font-size-complex="10pt"/>
    </style:style>
    <style:style style:name="P5" style:family="paragraph" style:parent-style-name="Text_20_body">
      <style:text-properties officeooo:rsid="0014352a" officeooo:paragraph-rsid="0014352a"/>
    </style:style>
    <style:style style:name="P6" style:family="paragraph" style:parent-style-name="Title">
      <style:text-properties officeooo:rsid="0014352a" officeooo:paragraph-rsid="0032117a"/>
    </style:style>
    <style:style style:name="P7" style:family="paragraph" style:parent-style-name="Text_20_body">
      <style:text-properties officeooo:rsid="002682b2" officeooo:paragraph-rsid="002682b2"/>
    </style:style>
    <style:style style:name="P8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9" style:family="paragraph" style:parent-style-name="Text_20_body">
      <style:text-properties officeooo:rsid="0029d767" officeooo:paragraph-rsid="0029d767"/>
    </style:style>
    <style:style style:name="P10" style:family="paragraph" style:parent-style-name="Title">
      <style:text-properties officeooo:rsid="0024ef34" officeooo:paragraph-rsid="0024ef34"/>
    </style:style>
    <style:style style:name="P11" style:family="paragraph" style:parent-style-name="Text_20_body">
      <style:text-properties officeooo:paragraph-rsid="002ef8d0"/>
    </style:style>
    <style:style style:name="P12" style:family="paragraph" style:parent-style-name="Text_20_body">
      <style:text-properties officeooo:rsid="0034c1c2" officeooo:paragraph-rsid="0034c1c2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Heading_20_1" style:master-page-name="Corps_20_du_20_document">
      <style:paragraph-properties style:page-number="1" fo:break-before="page"/>
      <style:text-properties officeooo:rsid="000d02cf" officeooo:paragraph-rsid="000d02cf"/>
    </style:style>
    <style:style style:name="P16" style:family="paragraph" style:parent-style-name="Heading_20_1">
      <style:paragraph-properties fo:break-before="page"/>
      <style:text-properties officeooo:rsid="000d02cf" officeooo:paragraph-rsid="000eaa0a"/>
    </style:style>
    <style:style style:name="P17" style:family="paragraph" style:parent-style-name="Heading_20_1">
      <style:paragraph-properties fo:break-before="page"/>
      <style:text-properties officeooo:rsid="000d02cf" officeooo:paragraph-rsid="0011138a"/>
    </style:style>
    <style:style style:name="P18" style:family="paragraph" style:parent-style-name="Heading_20_2">
      <style:text-properties officeooo:rsid="000d1405" officeooo:paragraph-rsid="000eaa0a"/>
    </style:style>
    <style:style style:name="P19" style:family="paragraph" style:parent-style-name="Heading_20_2">
      <style:text-properties officeooo:rsid="000d1405" officeooo:paragraph-rsid="0011138a"/>
    </style:style>
    <style:style style:name="P20" style:family="paragraph" style:parent-style-name="Heading_20_2">
      <style:text-properties officeooo:rsid="00362d69" officeooo:paragraph-rsid="00362d69"/>
    </style:style>
    <style:style style:name="P21" style:family="paragraph" style:parent-style-name="Heading_20_2">
      <style:text-properties officeooo:rsid="0011138a" officeooo:paragraph-rsid="0011138a"/>
    </style:style>
    <style:style style:name="P22" style:family="paragraph" style:parent-style-name="Heading_20_2">
      <style:text-properties officeooo:rsid="004eb8cb" officeooo:paragraph-rsid="002ceee8"/>
    </style:style>
    <style:style style:name="P23" style:family="paragraph" style:parent-style-name="Text_20_body" style:master-page-name="First_20_Page">
      <style:paragraph-properties style:page-number="auto"/>
    </style:style>
    <style:style style:name="P24" style:family="paragraph" style:parent-style-name="Text_20_body" style:list-style-name="L1">
      <style:text-properties officeooo:rsid="0029376f" officeooo:paragraph-rsid="0029376f"/>
    </style:style>
    <style:style style:name="P25" style:family="paragraph" style:parent-style-name="Text_20_body">
      <style:text-properties officeooo:paragraph-rsid="000eaa0a"/>
    </style:style>
    <style:style style:name="P26" style:family="paragraph" style:parent-style-name="Text_20_body">
      <style:text-properties officeooo:rsid="003ef0af" officeooo:paragraph-rsid="003ef0af"/>
    </style:style>
    <style:style style:name="P27" style:family="paragraph" style:parent-style-name="Text_20_body">
      <style:text-properties officeooo:rsid="003ef0af" officeooo:paragraph-rsid="008200c7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officeooo:rsid="003ef0af" officeooo:paragraph-rsid="008484ef"/>
    </style:style>
    <style:style style:name="P29" style:family="paragraph" style:parent-style-name="Text_20_body">
      <style:text-properties officeooo:rsid="0040d178" officeooo:paragraph-rsid="007fdfef"/>
    </style:style>
    <style:style style:name="P30" style:family="paragraph" style:parent-style-name="Text_20_body">
      <style:text-properties officeooo:rsid="00428931" officeooo:paragraph-rsid="00428931"/>
    </style:style>
    <style:style style:name="P31" style:family="paragraph" style:parent-style-name="Text_20_body" style:list-style-name="L2">
      <style:text-properties officeooo:rsid="00428931" officeooo:paragraph-rsid="00428931"/>
    </style:style>
    <style:style style:name="P32" style:family="paragraph" style:parent-style-name="Text_20_body">
      <style:text-properties officeooo:paragraph-rsid="00434135"/>
    </style:style>
    <style:style style:name="P33" style:family="paragraph" style:parent-style-name="Text_20_body">
      <style:text-properties officeooo:rsid="00439c03" officeooo:paragraph-rsid="000eaa0a"/>
    </style:style>
    <style:style style:name="P34" style:family="paragraph" style:parent-style-name="Text_20_body">
      <style:text-properties officeooo:rsid="00439c03" officeooo:paragraph-rsid="00439c03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officeooo:rsid="00439c03" officeooo:paragraph-rsid="00439c03"/>
    </style:style>
    <style:style style:name="P36" style:family="paragraph" style:parent-style-name="Text_20_body">
      <style:text-properties officeooo:rsid="00439c03" officeooo:paragraph-rsid="0055ec87"/>
    </style:style>
    <style:style style:name="P37" style:family="paragraph" style:parent-style-name="Text_20_body">
      <style:text-properties officeooo:rsid="0043cbc1" officeooo:paragraph-rsid="0054f457"/>
    </style:style>
    <style:style style:name="P38" style:family="paragraph" style:parent-style-name="Text_20_body" style:list-style-name="L3">
      <style:text-properties officeooo:rsid="0043cbc1" officeooo:paragraph-rsid="0054f457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officeooo:rsid="004560b8" officeooo:paragraph-rsid="004560b8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04560b8" officeooo:paragraph-rsid="00498ad5"/>
    </style:style>
    <style:style style:name="P41" style:family="paragraph" style:parent-style-name="Text_20_body" style:list-style-name="L4">
      <style:text-properties officeooo:rsid="00487683" officeooo:paragraph-rsid="00487683"/>
    </style:style>
    <style:style style:name="P42" style:family="paragraph" style:parent-style-name="Text_20_body" style:list-style-name="L4">
      <style:text-properties officeooo:rsid="004bf133" officeooo:paragraph-rsid="004bf133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officeooo:rsid="004c6215" officeooo:paragraph-rsid="004c6215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officeooo:rsid="00518a48" officeooo:paragraph-rsid="00518a48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officeooo:rsid="0056836a" officeooo:paragraph-rsid="0056836a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officeooo:rsid="005736dc" officeooo:paragraph-rsid="005736dc"/>
    </style:style>
    <style:style style:name="P47" style:family="paragraph" style:parent-style-name="Text_20_body">
      <style:text-properties officeooo:rsid="005ceb27" officeooo:paragraph-rsid="005ceb27"/>
    </style:style>
    <style:style style:name="P48" style:family="paragraph" style:parent-style-name="Text_20_body">
      <style:text-properties officeooo:rsid="005fde4d" officeooo:paragraph-rsid="005fde4d"/>
    </style:style>
    <style:style style:name="P49" style:family="paragraph" style:parent-style-name="Text_20_body" style:list-style-name="L7">
      <style:text-properties officeooo:rsid="005fde4d" officeooo:paragraph-rsid="005fde4d"/>
    </style:style>
    <style:style style:name="P50" style:family="paragraph" style:parent-style-name="Text_20_body">
      <style:text-properties officeooo:rsid="006190c0" officeooo:paragraph-rsid="006190c0"/>
    </style:style>
    <style:style style:name="P51" style:family="paragraph" style:parent-style-name="Text_20_body" style:list-style-name="L8">
      <style:text-properties officeooo:rsid="006190c0" officeooo:paragraph-rsid="006190c0"/>
    </style:style>
    <style:style style:name="P52" style:family="paragraph" style:parent-style-name="Text_20_body" style:list-style-name="L8">
      <style:text-properties officeooo:paragraph-rsid="006190c0"/>
    </style:style>
    <style:style style:name="P53" style:family="paragraph" style:parent-style-name="Text_20_body">
      <style:text-properties officeooo:rsid="006319b8" officeooo:paragraph-rsid="006319b8"/>
    </style:style>
    <style:style style:name="P54" style:family="paragraph" style:parent-style-name="Text_20_body">
      <style:text-properties officeooo:rsid="00633dac" officeooo:paragraph-rsid="007e0ac0"/>
    </style:style>
    <style:style style:name="P55" style:family="paragraph" style:parent-style-name="Text_20_body">
      <style:text-properties officeooo:rsid="00638dba" officeooo:paragraph-rsid="00638dba"/>
    </style:style>
    <style:style style:name="P56" style:family="paragraph" style:parent-style-name="Text_20_body">
      <style:text-properties officeooo:rsid="00638dba" officeooo:paragraph-rsid="007c1128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officeooo:rsid="00638dba" officeooo:paragraph-rsid="007c1128"/>
    </style:style>
    <style:style style:name="P58" style:family="paragraph" style:parent-style-name="Text_20_body">
      <style:text-properties officeooo:rsid="00650f3d" officeooo:paragraph-rsid="00650f3d"/>
    </style:style>
    <style:style style:name="P59" style:family="paragraph" style:parent-style-name="Text_20_body">
      <style:text-properties officeooo:rsid="00650f3d" officeooo:paragraph-rsid="0078a406"/>
    </style:style>
    <style:style style:name="P60" style:family="paragraph" style:parent-style-name="Text_20_body">
      <style:text-properties officeooo:paragraph-rsid="006319b8"/>
    </style:style>
    <style:style style:name="P61" style:family="paragraph" style:parent-style-name="Text_20_body" style:list-style-name="L7">
      <style:text-properties officeooo:paragraph-rsid="005fde4d"/>
    </style:style>
    <style:style style:name="P62" style:family="paragraph" style:parent-style-name="Text_20_body">
      <style:text-properties officeooo:rsid="006968b2" officeooo:paragraph-rsid="006968b2"/>
    </style:style>
    <style:style style:name="P63" style:family="paragraph" style:parent-style-name="Text_20_body">
      <style:text-properties officeooo:rsid="006968b2" officeooo:paragraph-rsid="006e833b"/>
    </style:style>
    <style:style style:name="P64" style:family="paragraph" style:parent-style-name="Text_20_body">
      <style:text-properties officeooo:rsid="006968b2" officeooo:paragraph-rsid="007f2ee0"/>
    </style:style>
    <style:style style:name="P65" style:family="paragraph" style:parent-style-name="Text_20_body">
      <style:paragraph-properties fo:margin-left="1.251cm" fo:margin-right="0cm" fo:text-indent="0cm" style:auto-text-indent="false"/>
      <style:text-properties officeooo:rsid="006968b2" officeooo:paragraph-rsid="007f2ee0"/>
    </style:style>
    <style:style style:name="P66" style:family="paragraph" style:parent-style-name="Text_20_body">
      <style:text-properties officeooo:rsid="006e833b" officeooo:paragraph-rsid="006e833b"/>
    </style:style>
    <style:style style:name="P67" style:family="paragraph" style:parent-style-name="Text_20_body">
      <style:text-properties officeooo:rsid="006e833b" officeooo:paragraph-rsid="007f2ee0"/>
    </style:style>
    <style:style style:name="P68" style:family="paragraph" style:parent-style-name="Text_20_body">
      <style:text-properties officeooo:rsid="0071d2bb" officeooo:paragraph-rsid="0071d2bb"/>
    </style:style>
    <style:style style:name="P69" style:family="paragraph" style:parent-style-name="Text_20_body" style:list-style-name="L10">
      <style:text-properties officeooo:rsid="0075784c" officeooo:paragraph-rsid="0075784c"/>
    </style:style>
    <style:style style:name="P70" style:family="paragraph" style:parent-style-name="Text_20_body" style:list-style-name="L10">
      <style:text-properties officeooo:rsid="00769606" officeooo:paragraph-rsid="00769606"/>
    </style:style>
    <style:style style:name="P71" style:family="paragraph" style:parent-style-name="Text_20_body" style:list-style-name="L10">
      <style:text-properties officeooo:rsid="00778233" officeooo:paragraph-rsid="00778233"/>
    </style:style>
    <style:style style:name="P72" style:family="paragraph" style:parent-style-name="Text_20_body">
      <style:text-properties officeooo:rsid="00779d1b" officeooo:paragraph-rsid="00877e2a"/>
    </style:style>
    <style:style style:name="P73" style:family="paragraph" style:parent-style-name="Text_20_body">
      <style:text-properties officeooo:rsid="00779d1b" officeooo:paragraph-rsid="0087df8d"/>
    </style:style>
    <style:style style:name="P74" style:family="paragraph" style:parent-style-name="Text_20_body">
      <style:text-properties officeooo:rsid="00779d1b" officeooo:paragraph-rsid="00886206"/>
    </style:style>
    <style:style style:name="P75" style:family="paragraph" style:parent-style-name="Text_20_body" style:list-style-name="L16">
      <style:text-properties officeooo:rsid="00779d1b" officeooo:paragraph-rsid="00877e2a"/>
    </style:style>
    <style:style style:name="P76" style:family="paragraph" style:parent-style-name="Text_20_body">
      <style:text-properties officeooo:rsid="007a03c3" officeooo:paragraph-rsid="007f2ee0"/>
    </style:style>
    <style:style style:name="P77" style:family="paragraph" style:parent-style-name="Text_20_body">
      <style:paragraph-properties fo:margin-left="1.251cm" fo:margin-right="0cm" fo:text-indent="0cm" style:auto-text-indent="false"/>
      <style:text-properties officeooo:rsid="007c1128" officeooo:paragraph-rsid="007c1128"/>
    </style:style>
    <style:style style:name="P78" style:family="paragraph" style:parent-style-name="Text_20_body" style:list-style-name="L11">
      <style:text-properties officeooo:paragraph-rsid="007e0ac0"/>
    </style:style>
    <style:style style:name="P79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officeooo:rsid="007f2ee0" officeooo:paragraph-rsid="007f2ee0"/>
    </style:style>
    <style:style style:name="P81" style:family="paragraph" style:parent-style-name="Text_20_body" style:list-style-name="L15">
      <style:text-properties officeooo:paragraph-rsid="0087df8d"/>
    </style:style>
    <style:style style:name="P82" style:family="paragraph" style:parent-style-name="Text_20_body" style:list-style-name="L13">
      <style:text-properties officeooo:rsid="0087df8d" officeooo:paragraph-rsid="00886206"/>
    </style:style>
    <style:style style:name="P83" style:family="paragraph" style:parent-style-name="Text_20_body" style:list-style-name="L12">
      <style:text-properties officeooo:rsid="008946e1" officeooo:paragraph-rsid="008946e1"/>
    </style:style>
    <style:style style:name="P84" style:family="paragraph" style:parent-style-name="Text_20_body" style:list-style-name="L15">
      <style:text-properties officeooo:rsid="008a9561" officeooo:paragraph-rsid="008a9561"/>
    </style:style>
    <style:style style:name="P85" style:family="paragraph" style:parent-style-name="Text_20_body">
      <style:text-properties officeooo:paragraph-rsid="0087df8d"/>
    </style:style>
    <style:style style:name="T1" style:family="text">
      <style:text-properties officeooo:rsid="003c82bc"/>
    </style:style>
    <style:style style:name="T2" style:family="text">
      <style:text-properties officeooo:rsid="00362d69"/>
    </style:style>
    <style:style style:name="T3" style:family="text">
      <style:text-properties officeooo:rsid="0036b864"/>
    </style:style>
    <style:style style:name="T4" style:family="text">
      <style:text-properties officeooo:rsid="0018e4e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27d6c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3ef0af" style:font-weight-asian="bold" style:font-weight-complex="bold"/>
    </style:style>
    <style:style style:name="T10" style:family="text">
      <style:text-properties officeooo:rsid="003d08c6"/>
    </style:style>
    <style:style style:name="T11" style:family="text">
      <style:text-properties officeooo:rsid="003a0c7e"/>
    </style:style>
    <style:style style:name="T12" style:family="text">
      <style:text-properties officeooo:rsid="00315fc8"/>
    </style:style>
    <style:style style:name="T13" style:family="text">
      <style:text-properties officeooo:rsid="0032117a"/>
    </style:style>
    <style:style style:name="T14" style:family="text">
      <style:text-properties officeooo:rsid="00327d6c"/>
    </style:style>
    <style:style style:name="T15" style:family="text">
      <style:text-properties officeooo:rsid="00380a3f"/>
    </style:style>
    <style:style style:name="T16" style:family="text">
      <style:text-properties officeooo:rsid="003bd5e0"/>
    </style:style>
    <style:style style:name="T17" style:family="text">
      <style:text-properties officeooo:rsid="003ef0af"/>
    </style:style>
    <style:style style:name="T18" style:family="text">
      <style:text-properties officeooo:rsid="0040d178"/>
    </style:style>
    <style:style style:name="T19" style:family="text">
      <style:text-properties officeooo:rsid="0040f154"/>
    </style:style>
    <style:style style:name="T20" style:family="text">
      <style:text-properties officeooo:rsid="0041870a"/>
    </style:style>
    <style:style style:name="T21" style:family="text">
      <style:text-properties officeooo:rsid="00428931"/>
    </style:style>
    <style:style style:name="T22" style:family="text">
      <style:text-properties officeooo:rsid="00434135"/>
    </style:style>
    <style:style style:name="T23" style:family="text">
      <style:text-properties officeooo:rsid="004602b1"/>
    </style:style>
    <style:style style:name="T24" style:family="text">
      <style:text-properties officeooo:rsid="0046dea9"/>
    </style:style>
    <style:style style:name="T25" style:family="text">
      <style:text-properties officeooo:rsid="00498ad5"/>
    </style:style>
    <style:style style:name="T26" style:family="text">
      <style:text-properties officeooo:rsid="004a39fc"/>
    </style:style>
    <style:style style:name="T27" style:family="text">
      <style:text-properties officeooo:rsid="004c6215"/>
    </style:style>
    <style:style style:name="T28" style:family="text">
      <style:text-properties officeooo:rsid="004e467a"/>
    </style:style>
    <style:style style:name="T29" style:family="text">
      <style:text-properties officeooo:rsid="004fb048"/>
    </style:style>
    <style:style style:name="T30" style:family="text">
      <style:text-properties officeooo:rsid="00518a48"/>
    </style:style>
    <style:style style:name="T31" style:family="text">
      <style:text-properties officeooo:rsid="00536200"/>
    </style:style>
    <style:style style:name="T32" style:family="text">
      <style:text-properties officeooo:rsid="0054f457"/>
    </style:style>
    <style:style style:name="T33" style:family="text">
      <style:text-properties officeooo:rsid="0055ec87"/>
    </style:style>
    <style:style style:name="T34" style:family="text">
      <style:text-properties officeooo:rsid="0057eff0"/>
    </style:style>
    <style:style style:name="T35" style:family="text">
      <style:text-properties officeooo:rsid="0058fcc9"/>
    </style:style>
    <style:style style:name="T36" style:family="text">
      <style:text-properties officeooo:rsid="005ceb27"/>
    </style:style>
    <style:style style:name="T37" style:family="text">
      <style:text-properties officeooo:rsid="005e4770"/>
    </style:style>
    <style:style style:name="T38" style:family="text">
      <style:text-properties officeooo:rsid="005fde4d"/>
    </style:style>
    <style:style style:name="T39" style:family="text">
      <style:text-properties officeooo:rsid="006190c0"/>
    </style:style>
    <style:style style:name="T40" style:family="text">
      <style:text-properties officeooo:rsid="006319b8"/>
    </style:style>
    <style:style style:name="T41" style:family="text">
      <style:text-properties officeooo:rsid="00633dac"/>
    </style:style>
    <style:style style:name="T42" style:family="text">
      <style:text-properties officeooo:rsid="00642233"/>
    </style:style>
    <style:style style:name="T43" style:family="text">
      <style:text-properties officeooo:rsid="0065a901"/>
    </style:style>
    <style:style style:name="T44" style:family="text">
      <style:text-properties officeooo:rsid="006968b2"/>
    </style:style>
    <style:style style:name="T45" style:family="text">
      <style:text-properties officeooo:rsid="006cad5c"/>
    </style:style>
    <style:style style:name="T46" style:family="text">
      <style:text-properties officeooo:rsid="006e1735"/>
    </style:style>
    <style:style style:name="T47" style:family="text">
      <style:text-properties officeooo:rsid="006e833b"/>
    </style:style>
    <style:style style:name="T48" style:family="text">
      <style:text-properties fo:font-weight="normal" officeooo:rsid="006ade37" style:font-weight-asian="normal" style:font-weight-complex="normal"/>
    </style:style>
    <style:style style:name="T49" style:family="text">
      <style:text-properties officeooo:rsid="006fcd9c"/>
    </style:style>
    <style:style style:name="T50" style:family="text">
      <style:text-properties officeooo:rsid="0070b88f"/>
    </style:style>
    <style:style style:name="T51" style:family="text">
      <style:text-properties officeooo:rsid="0070d45c"/>
    </style:style>
    <style:style style:name="T52" style:family="text">
      <style:text-properties officeooo:rsid="00730946"/>
    </style:style>
    <style:style style:name="T53" style:family="text">
      <style:text-properties officeooo:rsid="00749445"/>
    </style:style>
    <style:style style:name="T54" style:family="text">
      <style:text-properties officeooo:rsid="00778233"/>
    </style:style>
    <style:style style:name="T55" style:family="text">
      <style:text-properties officeooo:rsid="00779d1b"/>
    </style:style>
    <style:style style:name="T56" style:family="text">
      <style:text-properties officeooo:rsid="0078a406"/>
    </style:style>
    <style:style style:name="T57" style:family="text">
      <style:text-properties officeooo:rsid="007a03c3"/>
    </style:style>
    <style:style style:name="T58" style:family="text">
      <style:text-properties officeooo:rsid="007b063f"/>
    </style:style>
    <style:style style:name="T59" style:family="text">
      <style:text-properties officeooo:rsid="007c1128"/>
    </style:style>
    <style:style style:name="T60" style:family="text">
      <style:text-properties officeooo:rsid="007c1584"/>
    </style:style>
    <style:style style:name="T61" style:family="text">
      <style:text-properties officeooo:rsid="007e0ac0"/>
    </style:style>
    <style:style style:name="T62" style:family="text">
      <style:text-properties officeooo:rsid="007f2ee0"/>
    </style:style>
    <style:style style:name="T63" style:family="text">
      <style:text-properties officeooo:rsid="007f3dfd"/>
    </style:style>
    <style:style style:name="T64" style:family="text">
      <style:text-properties officeooo:rsid="007fdfef"/>
    </style:style>
    <style:style style:name="T65" style:family="text">
      <style:text-properties officeooo:rsid="00806811"/>
    </style:style>
    <style:style style:name="T66" style:family="text">
      <style:text-properties officeooo:rsid="008200c7"/>
    </style:style>
    <style:style style:name="T67" style:family="text">
      <style:text-properties officeooo:rsid="008484ef"/>
    </style:style>
    <style:style style:name="T68" style:family="text">
      <style:text-properties officeooo:rsid="00849084"/>
    </style:style>
    <style:style style:name="T69" style:family="text">
      <style:text-properties officeooo:rsid="0084b24f"/>
    </style:style>
    <style:style style:name="T70" style:family="text">
      <style:text-properties officeooo:rsid="0085ecab"/>
    </style:style>
    <style:style style:name="T71" style:family="text">
      <style:text-properties officeooo:rsid="0087df8d"/>
    </style:style>
    <style:style style:name="T72" style:family="text">
      <style:text-properties officeooo:rsid="00886206"/>
    </style:style>
    <style:style style:name="T73" style:family="text">
      <style:text-properties officeooo:rsid="008946e1"/>
    </style:style>
    <style:style style:name="T74" style:family="text">
      <style:text-properties officeooo:rsid="008b6b7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Wizards &amp; Dices</text:p>
      <text:p text:style-name="Text_20_body"/>
      <text:p text:style-name="P6">Compte-rendu de réunion<text:line-break/><text:span text:style-name="T13">Jalon 3 et avancement des<text:line-break/>recherches documentaires</text:span></text:p>
      <text:p text:style-name="P5"/>
      <text:p text:style-name="Text_20_body"/>
      <text:p text:style-name="Text_20_body"/>
      <text:p text:style-name="P9"/>
      <text:p text:style-name="Text_20_body"/>
      <text:p text:style-name="P8"><text:span text:style-name="T7"><text:s text:c="2"/></text:span>Membres présents :</text:p>
      <text:list text:style-name="L1">
        <text:list-item>
          <text:p text:style-name="P24">Loïs ALLAIRE<text:tab/><text:tab/><text:span text:style-name="T5">OUI</text:span></text:p>
        </text:list-item>
        <text:list-item>
          <text:p text:style-name="P24">Hugo CLAMOND<text:tab/><text:span text:style-name="T5">OU</text:span><text:span text:style-name="T6">I</text:span></text:p>
        </text:list-item>
        <text:list-item>
          <text:p text:style-name="P24">Axel MOURILLON<text:tab/><text:span text:style-name="T5">OUI</text:span></text:p>
        </text:list-item>
        <text:list-item>
          <text:p text:style-name="P24">Arthur YANG<text:tab/><text:tab/><text:span text:style-name="T5">OUI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3"><text:a xlink:type="simple" xlink:href="#__RefHeading___Toc263_1510177236" text:style-name="Index_20_Link" text:visited-style-name="Index_20_Link">État d’avancement du jalon 3<text:tab/>1</text:a></text:p>
          <text:p text:style-name="P13"><text:a xlink:type="simple" xlink:href="#__RefHeading___Toc263_1510177236%20Copie%201" text:style-name="Index_20_Link" text:visited-style-name="Index_20_Link">Synthèse de documentation : fonctionnements d’autres sites de e-commerce<text:tab/>2</text:a></text:p>
          <text:p text:style-name="P14"><text:a xlink:type="simple" xlink:href="#__RefHeading___Toc281_1510177236" text:style-name="Index_20_Link" text:visited-style-name="Index_20_Link">Présentation de la synthèse<text:tab/>2</text:a></text:p>
          <text:p text:style-name="P14"><text:a xlink:type="simple" xlink:href="#__RefHeading___Toc283_1510177236" text:style-name="Index_20_Link" text:visited-style-name="Index_20_Link">Suggestions et remarques<text:tab/>2</text:a></text:p>
          <text:p text:style-name="P13"><text:a xlink:type="simple" xlink:href="#__RefHeading___Toc263_1510177236%20Copie%202" text:style-name="Index_20_Link" text:visited-style-name="Index_20_Link">Point d’avancement de la synthèse de documentation sur les infrastructures et outils techniques adaptés<text:tab/>3</text:a></text:p>
          <text:p text:style-name="P14"><text:a xlink:type="simple" xlink:href="#__RefHeading___Toc285_1510177236" text:style-name="Index_20_Link" text:visited-style-name="Index_20_Link">Présentation de la synthèse<text:tab/>3</text:a></text:p>
          <text:p text:style-name="P14"><text:a xlink:type="simple" xlink:href="#__RefHeading___Toc287_1510177236" text:style-name="Index_20_Link" text:visited-style-name="Index_20_Link">Suggestions et remarques<text:tab/>3</text:a></text:p>
          <text:p text:style-name="P13"><text:a xlink:type="simple" xlink:href="#__RefHeading___Toc263_1510177236%20Copie%202%20Copie%201" text:style-name="Index_20_Link" text:visited-style-name="Index_20_Link">Prochaine réunion<text:tab/>4</text:a></text:p>
          <text:p text:style-name="P14"><text:a xlink:type="simple" xlink:href="#__RefHeading___Toc289_1510177236" text:style-name="Index_20_Link" text:visited-style-name="Index_20_Link">Date<text:tab/>4</text:a></text:p>
          <text:p text:style-name="P14"><text:a xlink:type="simple" xlink:href="#__RefHeading___Toc291_1510177236" text:style-name="Index_20_Link" text:visited-style-name="Index_20_Link">Ordre du jour<text:tab/>4</text:a></text:p>
          <text:p text:style-name="P14"><text:a xlink:type="simple" xlink:href="#__RefHeading___Toc291_1510177236%20Copie%201" text:style-name="Index_20_Link" text:visited-style-name="Index_20_Link">Devoirs<text:tab/>4</text:a></text:p>
        </text:index-body>
      </text:table-of-content>
      <text:p text:style-name="Text_20_body"/>
      <text:p text:style-name="Text_20_body"/>
      <text:p text:style-name="Text_20_body"/>
      <text:p text:style-name="P7">Le : <text:span text:style-name="T12">Samedi</text:span> <text:span text:style-name="T14">15 décembre</text:span> <text:span text:style-name="T14">2024</text:span></text:p>
      <text:p text:style-name="Text_20_body"/>
      <text:h text:style-name="P15" text:outline-level="1"><text:bookmark-start text:name="__RefHeading___Toc263_1510177236"/>État d’avancement du jalon 3<text:bookmark-end text:name="__RefHeading___Toc263_1510177236"/></text:h>
      <text:p text:style-name="P12"/>
      <text:p text:style-name="P12">Rappel : <text:span text:style-name="T67">affiche </text:span>à rendre avant le <text:span text:style-name="T8">10/0</text:span><text:span text:style-name="T9">1</text:span><text:span text:style-name="T8">/2025</text:span> à <text:span text:style-name="T8">18h</text:span></text:p>
      <text:p text:style-name="P1"/>
      <text:p text:style-name="P26">Logo terminé </text:p>
      <text:p text:style-name="P26">Pas d’avancement supplémentaire <text:span text:style-name="T64">sur l’affiche</text:span></text:p>
      <text:p text:style-name="P26"/>
      <text:p text:style-name="P29"><text:span text:style-name="T17">Templates</text:span> <text:span text:style-name="T19">G</text:span>oogle <text:span text:style-name="T19">Doc – LibreOffice </text:span><text:span text:style-name="T20">à faire</text:span></text:p>
      <text:p text:style-name="P26">Versionnage <text:span text:style-name="T64">des templates</text:span> : <text:span text:style-name="T64">format « </text:span>X.Y »</text:p>
      <text:p text:style-name="P28">X <text:span text:style-name="T62">(numéro) </text:span>⇒ <text:span text:style-name="T62">C</text:span>hangement<text:span text:style-name="T18">s </text:span><text:span text:style-name="T62">majeurs : restructuration du documents, ajout de parties, etc.</text:span></text:p>
      <text:p text:style-name="P28"><text:span text:style-name="T62">Y</text:span> <text:span text:style-name="T62">(numéro) </text:span>⇒ <text:span text:style-name="T62">C</text:span>hangements <text:span text:style-name="T62">mineurs : </text:span><text:span text:style-name="T64">corrections de fautes, modification d’une ima</text:span><text:span text:style-name="T65">ge, etc.</text:span></text:p>
      <text:p text:style-name="P27"><text:span text:style-name="T66">⇒ </text:span><text:span text:style-name="T18">Conservation des anciennes versions lors de changements </text:span><text:span text:style-name="T66">majeurs (« X »)</text:span></text:p>
      <text:p text:style-name="P26"/>
      <text:p text:style-name="P1"/>
      <text:p text:style-name="P1"/>
      <text:h text:style-name="P16" text:outline-level="1"><text:bookmark-start text:name="__RefHeading___Toc263_1510177236 Copie 1"/><text:span text:style-name="T2">S</text:span>ynthèse de <text:span text:style-name="T2">documentation :</text:span> fonctionnements d’autres sites de e-commerce<text:bookmark-end text:name="__RefHeading___Toc263_1510177236 Copie 1"/></text:h>
      <text:h text:style-name="P18" text:outline-level="2"><text:bookmark-start text:name="__RefHeading___Toc281_1510177236"/>Présentation de la synthèse<text:bookmark-end text:name="__RefHeading___Toc281_1510177236"/></text:h>
      <text:p text:style-name="P30">2 parties :</text:p>
      <text:list text:style-name="L2">
        <text:list-item>
          <text:p text:style-name="P31">Aspect marketing « purs »</text:p>
        </text:list-item>
        <text:list-item>
          <text:p text:style-name="P31">Aspect technico-marketing</text:p>
        </text:list-item>
      </text:list>
      <text:p text:style-name="P1"/>
      <text:p text:style-name="P1"><text:span text:style-name="T26">wizards-n-dice</text:span>/<text:span text:style-name="T22">Documents/</text:span></text:p>
      <text:p text:style-name="P32"><text:tab/><text:span text:style-name="T22">Administratif/</text:span></text:p>
      <text:p text:style-name="P32"><text:tab/><text:span text:style-name="T22">Juridique/</text:span></text:p>
      <text:p text:style-name="P32"><text:tab/><text:span text:style-name="T22">Recherche/</text:span><text:tab/><text:tab/><text:span text:style-name="T22">⇒ ici</text:span></text:p>
      <text:p text:style-name="P33"/>
      <text:p text:style-name="P36">Aspect<text:span text:style-name="T33">s</text:span> <text:span text:style-name="T21">commercia</text:span><text:span text:style-name="T33">ux</text:span> « purs »</text:p>
      <text:p text:style-name="P35">Inventaires des stratégies de marketing</text:p>
      <text:p text:style-name="P39">Expérience client : <text:span text:style-name="T23">avis, politique de retour, n</text:span><text:span text:style-name="T24">ewsletter, programme de fidélité, </text:span><text:span text:style-name="T23">etc</text:span></text:p>
      <text:p text:style-name="P34">A<text:span text:style-name="T21">spect</text:span><text:span text:style-name="T33">s</text:span><text:span text:style-name="T21"> technico-commercia</text:span><text:span text:style-name="T33">ux</text:span></text:p>
      <text:p text:style-name="P43">Mot-clés et titre optimisé</text:p>
      <text:p text:style-name="P44">Brique UI : fiche produit, barre de navigation, <text:span text:style-name="T31">carroussel, </text:span><text:span text:style-name="T32">filtrage,</text:span><text:span text:style-name="T31"> </text:span>etc</text:p>
      <text:p text:style-name="P45">Optimisation des performances du site</text:p>
      <text:p text:style-name="P46">Métadonnée<text:span text:style-name="T34">s</text:span></text:p>
      <text:p text:style-name="P34"/>
      <text:p text:style-name="P1"/>
      <text:h text:style-name="P18" text:outline-level="2"><text:bookmark-start text:name="__RefHeading___Toc283_1510177236"/>Suggestions et remarques<text:bookmark-end text:name="__RefHeading___Toc283_1510177236"/></text:h>
      <text:p text:style-name="P37">Stratégie<text:span text:style-name="T35">s supplémentaires</text:span> :</text:p>
      <text:list xml:id="list3624533213" text:style-name="L3">
        <text:list-item>
          <text:p text:style-name="P38">« MacDonald » : rapprocher les prix entre deux produits proches et dont un considérer « meilleur », de façon à insister les clients à acheter la version supérieurs</text:p>
        </text:list-item>
        <text:list-item>
          <text:p text:style-name="P38"><text:span text:style-name="T32">C</text:span><text:span text:style-name="T28">ompte premium : à l’instar d’Amazon et Amazon Prime</text:span> </text:p>
        </text:list-item>
        <text:list-item>
          <text:p text:style-name="P38"><text:span text:style-name="T29">Ventes privée : lié des réductions et offres promotionnelles </text:span><text:span text:style-name="T30">à des </text:span></text:p>
        </text:list-item>
      </text:list>
      <text:p text:style-name="P40"/>
      <text:p text:style-name="P40"><text:span text:style-name="T27">E</text:span>xpérience client :</text:p>
      <text:list xml:id="list3483880083" text:style-name="L4">
        <text:list-item>
          <text:p text:style-name="P41">L<text:span text:style-name="T25">ié les achats à des g</text:span>rade<text:span text:style-name="T25">s</text:span> dans le forum (<text:span text:style-name="T25">si forum il y a</text:span>)</text:p>
        </text:list-item>
        <text:list-item>
          <text:p text:style-name="P42">Section storytelling / à propos plus mise en avant</text:p>
        </text:list-item>
      </text:list>
      <text:p text:style-name="P1"/>
      <text:p text:style-name="P1"/>
      <text:h text:style-name="P16" text:outline-level="1"><text:bookmark-start text:name="__RefHeading___Toc263_1510177236 Copie 2"/><text:span text:style-name="T36">Point d’avancement de la s</text:span>ynthèse de documentation <text:span text:style-name="T36">sur les</text:span> infrastructures et outils techniques adaptés<text:bookmark-end text:name="__RefHeading___Toc263_1510177236 Copie 2"/></text:h>
      <text:h text:style-name="P18" text:outline-level="2"><text:bookmark-start text:name="__RefHeading___Toc285_1510177236"/>P<text:span text:style-name="T2">résentation de la synthèse</text:span><text:bookmark-end text:name="__RefHeading___Toc285_1510177236"/></text:h>
      <text:p text:style-name="P47">Réalisé avec ChatGPT – sera réexamin<text:span text:style-name="T37">é</text:span></text:p>
      <text:p text:style-name="P48"/>
      <text:p text:style-name="P48">2 sites contenant chacun un serveur de virtualisation ProxMox :</text:p>
      <text:list xml:id="list953368824" text:style-name="L7">
        <text:list-item>
          <text:p text:style-name="P49">Hôtes virtuels : serveurs, etc</text:p>
        </text:list-item>
        <text:list-item>
          <text:p text:style-name="P49">Appliances StormShield virtuels</text:p>
        </text:list-item>
        <text:list-item>
          <text:p text:style-name="P61"><text:span text:style-name="T38">Connexion inter-sites par VPN IPSec</text:span></text:p>
        </text:list-item>
      </text:list>
      <text:p text:style-name="P50">Politique de m<text:span text:style-name="T41">ot </text:span>d<text:span text:style-name="T41">e </text:span>p<text:span text:style-name="T41">asse</text:span> : 90 bits d’entropie</text:p>
      <text:p text:style-name="P50">Redondance : par ProxMox</text:p>
      <text:p text:style-name="P50">Sauvegarde et restauration : </text:p>
      <text:list xml:id="list2455803972" text:style-name="L8">
        <text:list-item>
          <text:p text:style-name="P52"><text:span text:style-name="T39">Veeam Backup (sur un serveur Windows)</text:span></text:p>
        </text:list-item>
        <text:list-item>
          <text:p text:style-name="P51">Sauvegarde quotidienne des hôtes – <text:span text:style-name="T40">sauvegarde hebdomadaire </text:span></text:p>
        </text:list-item>
      </text:list>
      <text:p text:style-name="P60"><text:span text:style-name="T40">Monitoring : Graphana</text:span></text:p>
      <text:p text:style-name="P53">Tech web : CMS </text:p>
      <text:p text:style-name="P54">Estimation des ressources : </text:p>
      <text:list xml:id="list783651368" text:style-name="L11">
        <text:list-item>
          <text:p text:style-name="P78"><text:span text:style-name="T49">4 </text:span><text:span text:style-name="T52">CPU</text:span><text:span text:style-name="T53">s</text:span><text:span text:style-name="T49"> </text:span><text:span text:style-name="T61">minimum, </text:span><text:span text:style-name="T49">ou 8 </text:span><text:span text:style-name="T61">CPUs dans l’idéal</text:span></text:p>
        </text:list-item>
        <text:list-item>
          <text:p text:style-name="P78"><text:span text:style-name="T49">16 go Ram</text:span></text:p>
        </text:list-item>
        <text:list-item>
          <text:p text:style-name="P78"><text:span text:style-name="T61">Stockage : 5</text:span><text:span text:style-name="T49">12 G</text:span><text:span text:style-name="T51">o</text:span><text:span text:style-name="T49"> SSD + 1 To HDD </text:span><text:span text:style-name="T61">(optionnel)</text:span></text:p>
        </text:list-item>
        <text:list-item>
          <text:p text:style-name="P78"><text:span text:style-name="T50">NAS 4 baie en RAID 5</text:span></text:p>
        </text:list-item>
      </text:list>
      <text:p text:style-name="P1"/>
      <text:h text:style-name="P20" text:outline-level="2"><text:bookmark-start text:name="__RefHeading___Toc287_1510177236"/>Suggestions et remarques<text:bookmark-end text:name="__RefHeading___Toc287_1510177236"/></text:h>
      <text:p text:style-name="P56">Bastion SSH : </text:p>
      <text:p text:style-name="P57"><text:span text:style-name="T59">C</text:span>onnexion simultané<text:span text:style-name="T45">s</text:span> </text:p>
      <text:p text:style-name="P57"><text:tab/><text:span text:style-name="T59">⇒ Connexion</text:span><text:span text:style-name="T60">s</text:span><text:span text:style-name="T59"> simultané</text:span><text:span text:style-name="T60">es</text:span><text:span text:style-name="T59"> via un bastion SSH supporté</text:span><text:span text:style-name="T60">es</text:span></text:p>
      <text:p text:style-name="P57"><text:span text:style-name="T59">I</text:span>nterfaçage <text:span text:style-name="T59">de connexion SSH</text:span></text:p>
      <text:p text:style-name="P77"><text:tab/>⇒ à préciser</text:p>
      <text:p text:style-name="P57"><text:span text:style-name="T59">S</text:span><text:span text:style-name="T42">erveur Windows</text:span></text:p>
      <text:p text:style-name="P57"><text:tab/><text:span text:style-name="T59">⇒ Possible lié à</text:span><text:span text:style-name="T45"> Guacamole : <text:s/>investigation </text:span><text:span text:style-name="T59">en cours</text:span></text:p>
      <text:p text:style-name="P55"><text:tab/><text:span text:style-name="T44">⇒ </text:span><text:span text:style-name="T45">Connexion simultanés – à voir – investigation Guacamole</text:span></text:p>
      <text:p text:style-name="P58">BDD : 3 serveurs distincts – Un <text:span text:style-name="T56">serveur</text:span> par BDD <text:span text:style-name="T56">(?)</text:span></text:p>
      <text:p text:style-name="P59"><text:tab/><text:span text:style-name="T43">⇒ 2 serveurs : un </text:span><text:span text:style-name="T56">serveur </text:span><text:span text:style-name="T43">principal et un </text:span><text:span text:style-name="T56">serveur</text:span><text:span text:style-name="T43"> de backup</text:span></text:p>
      <text:p text:style-name="P62">Nommage <text:span text:style-name="T46">propre </text:span><text:span text:style-name="T58">des éléments de l’infrastructure </text:span><text:span text:style-name="T46">sugg</text:span><text:span text:style-name="T47">éré</text:span></text:p>
      <text:p text:style-name="P68"/>
      <text:p text:style-name="P68"><text:span text:style-name="T55">En fonction des ressources nécessaire, il est possible de demandé à </text:span>M. MICHEL <text:span text:style-name="T55">l’accès du matériel de</text:span> prêt <text:span text:style-name="T55">de la part de l’IUT</text:span></text:p>
      <text:p text:style-name="P1"/>
      <text:p text:style-name="P1"/>
      <text:p text:style-name="P63"/>
      <text:p text:style-name="P66"><text:span text:style-name="T48"/></text:p>
      <text:h text:style-name="P17" text:outline-level="1"><text:bookmark-start text:name="__RefHeading___Toc263_1510177236 Copie 2 Copie 1"/>Prochaine réunion<text:bookmark-end text:name="__RefHeading___Toc263_1510177236 Copie 2 Copie 1"/></text:h>
      <text:h text:style-name="P19" text:outline-level="2"><text:bookmark-start text:name="__RefHeading___Toc289_1510177236"/>Date<text:bookmark-end text:name="__RefHeading___Toc289_1510177236"/></text:h>
      <text:p text:style-name="P11"><text:span text:style-name="T10">S</text:span><text:span text:style-name="T11">amedi </text:span><text:span text:style-name="T16">21 décembre 2024</text:span><text:span text:style-name="T11">, </text:span><text:span text:style-name="T10">de 14h</text:span><text:span text:style-name="T55">0</text:span><text:span text:style-name="T10">0 à 1</text:span><text:span text:style-name="T55">5</text:span><text:span text:style-name="T10">h30</text:span></text:p>
      <text:p text:style-name="P2"/>
      <text:p text:style-name="P2"/>
      <text:h text:style-name="P21" text:outline-level="2"><text:bookmark-start text:name="__RefHeading___Toc291_1510177236"/>Ordre du jour<text:bookmark-end text:name="__RefHeading___Toc291_1510177236"/></text:h>
      <text:list xml:id="list2543106760" text:style-name="L10">
        <text:list-item>
          <text:p text:style-name="P69">Présentation <text:span text:style-name="T69">de la </text:span>synthèse de documentation sur les infrastructures et outils techniques adaptés <text:span text:style-name="T69">au projet</text:span></text:p>
        </text:list-item>
        <text:list-item>
          <text:p text:style-name="P70">Point d’<text:span text:style-name="T69">étape : </text:span>avanc<text:span text:style-name="T69">ée de la</text:span> <text:span text:style-name="T54">document</text:span><text:span text:style-name="T69">ation du projet</text:span></text:p>
        </text:list-item>
        <text:list-item>
          <text:p text:style-name="P71"><text:span text:style-name="T73">V</text:span><text:span text:style-name="T70">ersion finale de la c</text:span>harte graphique</text:p>
        </text:list-item>
      </text:list>
      <text:p text:style-name="P2"/>
      <text:p text:style-name="P2"/>
      <text:h text:style-name="P22" text:outline-level="2"><text:bookmark-start text:name="__RefHeading___Toc291_1510177236 Copie 1"/>Devoirs<text:bookmark-end text:name="__RefHeading___Toc291_1510177236 Copie 1"/></text:h>
      <text:p text:style-name="P72">Hugo :</text:p>
      <text:list text:style-name="L16">
        <text:list-item>
          <text:p text:style-name="P75">Recherche, compilation et synthèse d’informations les infrastructures et les outils techniques adaptés pour le site <text:span text:style-name="T72">pour une p</text:span>résentation <text:span text:style-name="T72">au membre du projet</text:span></text:p>
        </text:list-item>
      </text:list>
      <text:p text:style-name="P74">Axel :</text:p>
      <text:list text:style-name="L13">
        <text:list-item>
          <text:p text:style-name="P82">Point d’étape du projet</text:p>
        </text:list-item>
      </text:list>
      <text:p text:style-name="P74">Lois :</text:p>
      <text:list text:style-name="L12">
        <text:list-item>
          <text:p text:style-name="P83">Finalis<text:span text:style-name="T74">er </text:span>la charte <text:span text:style-name="T74">graphique</text:span></text:p>
        </text:list-item>
      </text:list>
      <text:p text:style-name="P73">Arthur : </text:p>
      <text:list text:style-name="L15">
        <text:list-item>
          <text:p text:style-name="P84">Intégrer les suggestions de la réunions du jour à la documentation associée</text:p>
        </text:list-item>
        <text:list-item>
          <text:p text:style-name="P81"><text:span text:style-name="T71">Commencer la p</text:span><text:span text:style-name="T68">répa</text:span><text:span text:style-name="T71">ration de</text:span><text:span text:style-name="T68"> publi</text:span><text:span text:style-name="T71">cations simples pour nos réseaux sociaux (à présenter le 04/01/2024)</text:span></text:p>
        </text:list-item>
      </text:list>
      <text:p text:style-name="P85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c82bc"/>
    </style:style>
    <style:style style:name="MT2" style:family="text">
      <style:text-properties officeooo:rsid="00362d69"/>
    </style:style>
    <style:style style:name="MT3" style:family="text">
      <style:text-properties officeooo:rsid="0036b864"/>
    </style:style>
    <style:style style:name="MT4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<text:span text:style-name="MT1">Jalon 3 et recherches documentaires</text:span></text:p>
      </style:header>
      <style:footer>
        <text:p text:style-name="Header"><text:span text:style-name="MT2">15/</text:span><text:span text:style-name="MT3">12/2024</text:span><text:tab/><text:tab/><text:span text:style-name="MT4">Page : </text:span><text:span text:style-name="MT4"><text:page-number text:select-page="current">3</text:page-number></text:span><text:span text:style-name="MT4"><text:s/>/ </text:span><text:span text:style-name="MT4"><text:expression text:formula="ooow:page-2" office:value-type="float" office:value="4" style:data-style-name="N0">4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2-15T17:30:33.612000000</dc:date>
    <meta:editing-duration>PT4H7M37S</meta:editing-duration>
    <meta:editing-cycles>130</meta:editing-cycles>
    <meta:generator>LibreOffice/7.5.2.2$Windows_X86_64 LibreOffice_project/53bb9681a964705cf672590721dbc85eb4d0c3a2</meta:generator>
    <meta:document-statistic meta:table-count="0" meta:image-count="0" meta:object-count="0" meta:page-count="6" meta:paragraph-count="105" meta:word-count="683" meta:character-count="4137" meta:non-whitespace-character-count="3554"/>
  </office:meta>
</office:document-meta>
</file>